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1pt" fo:language="it" fo:country="none" style:font-size-asian="11pt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it" fo:country="none" style:font-size-asian="11pt"/>
    </style:style>
    <style:style style:name="P4" style:family="paragraph" style:parent-style-name="Standard">
      <style:paragraph-properties fo:margin-top="0cm" fo:margin-bottom="0.353cm" loext:contextual-spacing="false" fo:line-height="115%"/>
    </style:style>
    <style:style style:name="T1" style:family="text">
      <style:text-properties style:font-name="Calibri" fo:font-size="11pt" fo:language="it" fo:country="none" style:font-size-asian="11pt"/>
    </style:style>
    <style:style style:name="T2" style:family="text">
      <style:text-properties style:font-name="Calibri" fo:font-size="11pt" fo:language="it" fo:country="none" officeooo:rsid="0011f855" style:font-size-asian="11pt"/>
    </style:style>
    <style:style style:name="T3" style:family="text">
      <style:text-properties officeooo:rsid="0011f855"/>
    </style:style>
    <style:style style:name="T4" style:family="text">
      <style:text-properties officeooo:rsid="00131b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 mettere in italiano </text:p>
      <text:p text:style-name="P1"><text:span text:style-name="T1">- modificare didascalie </text:span><text:span text:style-name="T2">delle immagini in tutti i capitoli con quelle nel pdf scritto da me</text:span></text:p>
      <text:p text:style-name="P3">- sistemare le figure</text:p>
      <text:p text:style-name="P1"><text:span text:style-name="T1">- aggiungere tabella </text:span><text:span text:style-name="T2">del PPC basso</text:span><text:span text:style-name="T1"> in appendice</text:span></text:p>
      <text:p text:style-name="P1"><text:span text:style-name="T1">- modificare (+) (-) in appendice </text:span><text:span text:style-name="T2">(invertirli)</text:span></text:p>
      <text:p text:style-name="P3">- aggiungere conclusioni</text:p>
      <text:p text:style-name="P1">- <text:span text:style-name="T3">modificare l’unità di misura dell’AA solo in tabella 3.3: al posto di (D – cm) mettere (cm)</text:span></text:p>
      <text:p text:style-name="P1">- <text:span text:style-name="T4">Bibliografia da aggiungere, la trovi nella cartella tesi_optometria come un file Word a parte, NON copiare quella in fondo al pdf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19:16:25.189000000</dc:date>
    <meta:editing-duration>PT5M13S</meta:editing-duration>
    <meta:editing-cycles>2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8" meta:word-count="81" meta:character-count="476" meta:non-whitespace-character-count="401"/>
  </office:meta>
</office:document-meta>
</file>